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39.19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22.12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108.36mm"/>
    </style:style>
    <style:style style:name="co8" style:family="table-column">
      <style:table-column-properties fo:break-before="auto" style:column-width="10.6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5.26mm" fo:break-before="auto" style:use-optimal-row-height="false"/>
    </style:style>
    <style:style style:name="ta1" style:family="table" style:master-page-name="PageStyle_5f_Summasivu">
      <style:table-properties table:display="true" style:writing-mode="lr-tb"/>
    </style:style>
    <style:style style:name="ta2" style:family="table" style:master-page-name="PageStyle_5f_Zitting_5f_Tunnit">
      <style:table-properties table:display="true" style:writing-mode="lr-tb"/>
    </style:style>
    <style:style style:name="ta3" style:family="table" style:master-page-name="PageStyle_5f_Wermundsen_5f_Tunnit">
      <style:table-properties table:display="true" style:writing-mode="lr-tb"/>
    </style:style>
    <style:style style:name="ta4" style:family="table" style:master-page-name="PageStyle_5f_Vanonen_5f_Tunnit">
      <style:table-properties table:display="true" style:writing-mode="lr-tb"/>
    </style:style>
    <style:style style:name="ce1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24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26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2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2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2" style:family="table-cell" style:parent-style-name="Default" style:data-style-name="N120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24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text-underline-style="none" style:text-underline-color="font-color" style:font-style-asian="normal" style:font-weight-complex="bold" style:font-weight-asian="bold" style:font-size-complex="10pt" style:font-size-asian="10pt" style:font-name-complex="Calibri" fo:text-shadow="none" fo:font-weight="bold" style:font-name="Calibri" fo:font-size="10pt" fo:color="#000000" style:font-style-complex="normal" style:text-position="0% 100%" style:text-outline="false" fo:font-style="normal" style:text-line-through-type="none"/>
    </style:style>
    <style:style style:name="T2" style:family="text">
      <style:text-properties style:text-underline-style="none" style:text-underline-color="font-color" style:font-style-asian="normal" style:font-size-complex="10pt" style:font-size-asian="10pt" style:font-name-complex="Calibri" fo:text-shadow="none" style:font-name="Calibri" fo:font-size="10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3" style:family="text">
      <style:text-properties style:text-underline-style="none" style:text-underline-color="font-color" style:font-style-asian="normal" style:font-size-complex="10pt" style:font-size-asian="10pt" style:font-name-complex="Calibri" fo:text-shadow="none" style:font-name="Calibri" fo:font-size="10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4" style:family="text">
      <style:text-properties style:text-underline-style="none" style:text-underline-color="font-color" style:font-style-asian="normal" style:font-size-complex="10pt" style:font-size-asian="10pt" style:font-name-complex="Calibri" fo:text-shadow="none" style:font-name="Calibri" fo:font-size="10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5" style:family="text">
      <style:text-properties style:text-underline-style="none" style:text-underline-color="font-color" style:font-style-asian="normal" style:font-size-complex="10pt" style:font-size-asian="10pt" style:font-name-complex="Calibri" fo:text-shadow="none" style:font-name="Calibri" fo:font-size="10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6" style:family="text">
      <style:text-properties style:text-underline-style="none" style:text-underline-color="font-color" style:font-style-asian="normal" style:font-size-complex="10pt" style:font-size-asian="10pt" style:font-name-complex="Calibri" fo:text-shadow="none" style:font-name="Calibri" fo:font-size="10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siv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office:value-type="string" calcext:value-type="string">
            <text:p>Raspberry Pi IoT sääasema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office:value-type="string" calcext:value-type="string">
            <text:p>15.01.2019 – 15.05.2019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office:value-type="string" calcext:value-type="string">
            <text:p>-</text:p>
          </table:table-cell>
          <table:table-cell table:style-name="ce17"/>
          <table:table-cell table:style-name="ce21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13" table:formula="of:=[.C10]" office:value-type="time" office:time-value="PT12H45M00S" calcext:value-type="time">
            <text:p>12:45:00</text:p>
          </table:table-cell>
          <table:table-cell table:style-name="ce18"/>
          <table:table-cell table:style-name="ce22"/>
          <table:table-cell table:style-name="ce23"/>
          <table:table-cell table:style-name="ce24"/>
          <table:table-cell table:number-columns-repeated="1017"/>
        </table:table-row>
        <table:table-row table:style-name="ro1">
          <table:table-cell table:style-name="ce2"/>
          <table:table-cell table:style-name="ce8" table:number-columns-repeated="3"/>
          <table:table-cell table:style-name="ce4"/>
          <table:table-cell table:style-name="ce23"/>
          <table:table-cell table:style-name="ce24"/>
          <table:table-cell table:number-columns-repeated="1017"/>
        </table:table-row>
        <table:table-row table:style-name="ro2">
          <table:table-cell table:style-name="ce3" office:value-type="string" calcext:value-type="string">
            <text:p>Sprint</text:p>
          </table:table-cell>
          <table:table-cell table:style-name="ce9" office:value-type="string" calcext:value-type="string">
            <text:p>hlo</text:p>
          </table:table-cell>
          <table:table-cell table:style-name="ce14" office:value-type="string" calcext:value-type="string">
            <text:p>Yht</text:p>
          </table:table-cell>
          <table:table-cell table:style-name="ce19" office:value-type="string" calcext:value-type="string">
            <text:p>Määrittely</text:p>
          </table:table-cell>
          <table:table-cell table:style-name="ce3" office:value-type="string" calcext:value-type="string">
            <text:p>Suunnittelu</text:p>
          </table:table-cell>
          <table:table-cell table:style-name="ce3" office:value-type="string" calcext:value-type="string">
            <text:p>Rakennus</text:p>
          </table:table-cell>
          <table:table-cell table:style-name="ce3" office:value-type="string" calcext:value-type="string">
            <text:p>Testaus</text:p>
          </table:table-cell>
          <table:table-cell table:style-name="ce25"/>
          <table:table-cell table:style-name="ce27" table:number-columns-repeated="3"/>
          <table:table-cell table:style-name="ce9"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/>Miika Zitting</text:p>
          </table:table-cell>
          <table:table-cell table:style-name="ce15" table:formula="of:=[$Zitting_Tunnit.$C$5]" office:value-type="time" office:time-value="PT00H00M00S" calcext:value-type="time">
            <text:p>0:00:00</text:p>
          </table:table-cell>
          <table:table-cell table:style-name="ce20" table:formula="of:=SUMIF([$Zitting_Tunnit.$F$8:.$F$69];&quot;M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S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R&quot;;[$Zitting_Tunnit.$D$8:.$D$69])" office:value-type="time" office:time-value="PT00H00M00S" calcext:value-type="time">
            <text:p>0:00</text:p>
          </table:table-cell>
          <table:table-cell table:style-name="ce8" table:formula="of:=SUMIF([$Zitting_Tunnit.$F$8:.$F$69];&quot;T&quot;;[$Zitting_Tunnit.$D$8:.$D$69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<text:s/>Jarno Wermundsen</text:p>
          </table:table-cell>
          <table:table-cell table:style-name="ce15" table:formula="of:=[$Wermundsen_Tunnit.$C$5]" office:value-type="time" office:time-value="PT12H45M00S" calcext:value-type="time">
            <text:p>12:45:00</text:p>
          </table:table-cell>
          <table:table-cell table:style-name="ce20" table:formula="of:=SUMIF([$Wermundsen_Tunnit.$F$8:.$F$67];&quot;M&quot;;[$Wermundsen_Tunnit.$D$8:.$D$67])" office:value-type="time" office:time-value="PT05H45M00S" calcext:value-type="time">
            <text:p>5:45</text:p>
          </table:table-cell>
          <table:table-cell table:style-name="ce8" table:formula="of:=SUMIF([$Wermundsen_Tunnit.$F$8:.$F$67];&quot;S&quot;;[$Wermundsen_Tunnit.$D$8:.$D$67])" office:value-type="time" office:time-value="PT01H30M00S" calcext:value-type="time">
            <text:p>1:30</text:p>
          </table:table-cell>
          <table:table-cell table:style-name="ce8" table:formula="of:=SUMIF([$Wermundsen_Tunnit.$F$8:.$F$67];&quot;R&quot;;[$Wermundsen_Tunnit.$D$8:.$D$67])" office:value-type="time" office:time-value="PT05H30M00S" calcext:value-type="time">
            <text:p>5:30</text:p>
          </table:table-cell>
          <table:table-cell table:style-name="ce8" table:formula="of:=SUMIF([$Wermundsen_Tunnit.$F$8:.$F$67];&quot;T&quot;;[$Wermundsen_Tunnit.$D$8:.$D$67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Hannu Kankkunen</text:p>
          </table:table-cell>
          <table:table-cell table:style-name="ce15" table:formula="of:=[$Kankkunen_Tunnit.$C$5]" office:value-type="time" office:time-value="PT00H00M00S" calcext:value-type="time">
            <text:p>0:00:00</text:p>
          </table:table-cell>
          <table:table-cell table:style-name="ce20" table:formula="of:=SUMIF([$Kankkunen_Tunnit.$F$8:.$F$67];&quot;M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S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R&quot;;[$Kankkunen_Tunnit.$D$8:.$D$67])" office:value-type="time" office:time-value="PT00H00M00S" calcext:value-type="time">
            <text:p>0:00</text:p>
          </table:table-cell>
          <table:table-cell table:style-name="ce8" table:formula="of:=SUMIF([$Kankkunen_Tunnit.$F$8:.$F$67];&quot;T&quot;;[$Kankkunen_Tunnit.$D$8:.$D$67])" office:value-type="time" office:time-value="PT00H00M00S" calcext:value-type="time">
            <text:p>0:00</text:p>
          </table:table-cell>
          <table:table-cell table:style-name="ce26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Yht.</text:p>
          </table:table-cell>
          <table:table-cell table:style-name="ce10" table:formula="of:=COUNTA([.B7:.B9])" office:value-type="float" office:value="3" calcext:value-type="float">
            <text:p>3</text:p>
          </table:table-cell>
          <table:table-cell table:style-name="ce16" table:formula="of:=SUM([.C7:.C9])" office:value-type="time" office:time-value="PT12H45M00S" calcext:value-type="time">
            <text:p>12:45:00</text:p>
          </table:table-cell>
          <table:table-cell table:style-name="ce16" table:formula="of:=SUM([.D7:.D9])" office:value-type="time" office:time-value="PT05H45M00S" calcext:value-type="time">
            <text:p>5:45:00</text:p>
          </table:table-cell>
          <table:table-cell table:style-name="ce16" table:formula="of:=SUM([.E7:.E9])" office:value-type="time" office:time-value="PT01H30M00S" calcext:value-type="time">
            <text:p>1:30:00</text:p>
          </table:table-cell>
          <table:table-cell table:style-name="ce16" table:formula="of:=SUM([.F7:.F9])" office:value-type="time" office:time-value="PT05H30M00S" calcext:value-type="time">
            <text:p>5:30:00</text:p>
          </table:table-cell>
          <table:table-cell table:style-name="ce16" table:formula="of:=SUM([.G7:.G9])" office:value-type="time" office:time-value="PT00H00M00S" calcext:value-type="time">
            <text:p>0:00:00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itting_Tunnit" table:style-name="ta2"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7]" office:value-type="string" office:string-value=" Miika Zitting" calcext:value-type="string">
            <text:p><text:s/>Miika Zitting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9])" office:value-type="time" office:time-value="PT00H00M00S" calcext:value-type="time">
            <text:p>0:00:00</text:p>
          </table:table-cell>
          <table:table-cell table:style-name="ce18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4">uun </text:span><text:span text:style-name="T5">R</text:span><text:span text:style-name="T4">aken </text:span><text:span text:style-name="T6">T</text:span><text:span text:style-name="T4">est</text:span>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]-[.B8]" office:value-type="time" office:time-value="PT00H00M00S" calcext:value-type="time">
            <text:p>0:00</text:p>
          </table:table-cell>
          <table:table-cell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]-[.B9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]-[.B10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]-[.B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]-[.B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]-[.B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]-[.B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8]-[.B3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9]-[.B3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ermundsen_Tunnit" table:style-name="ta3">
        <office:forms form:automatic-focus="false" form:apply-design-mode="false"/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8]" office:value-type="string" office:string-value=" Jarno Wermundsen" calcext:value-type="string">
            <text:p><text:s/>Jarno Wermundse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7])" office:value-type="time" office:time-value="PT12H45M00S" calcext:value-type="time">
            <text:p>12:45:00</text:p>
          </table:table-cell>
          <table:table-cell table:style-name="ce18"/>
          <table:table-cell table:number-columns-repeated="1018"/>
        </table:table-row>
        <table:table-row table:style-name="ro6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4">uun </text:span><text:span text:style-name="T5">R</text:span><text:span text:style-name="T4">aken </text:span><text:span text:style-name="T6">T</text:span><text:span text:style-name="T4">est</text:span>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04" calcext:value-type="date">
            <text:p>4.2.2019</text:p>
          </table:table-cell>
          <table:table-cell table:style-name="ce30" office:value-type="time" office:time-value="PT12H30M00S" calcext:value-type="time">
            <text:p>12:30</text:p>
          </table:table-cell>
          <table:table-cell table:style-name="ce30" office:value-type="time" office:time-value="PT15H00M00S" calcext:value-type="time">
            <text:p>15:00</text:p>
          </table:table-cell>
          <table:table-cell table:style-name="ce34" table:formula="of:=[.C8]-[.B8]" office:value-type="time" office:time-value="PT02H30M00S" calcext:value-type="time">
            <text:p>2:30</text:p>
          </table:table-cell>
          <table:table-cell office:value-type="string" calcext:value-type="string">
            <text:p>Ryhmän kasaaminen ja projekti aiheen pohdinta</text:p>
          </table:table-cell>
          <table:table-cell table:style-name="ce3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11" calcext:value-type="date">
            <text:p>11.2.2019</text:p>
          </table:table-cell>
          <table:table-cell table:style-name="ce30" office:value-type="time" office:time-value="PT13H15M00S" calcext:value-type="time">
            <text:p>13:15</text:p>
          </table:table-cell>
          <table:table-cell table:style-name="ce30" office:value-type="time" office:time-value="PT14H00M00S" calcext:value-type="time">
            <text:p>14:00</text:p>
          </table:table-cell>
          <table:table-cell table:style-name="ce34" table:formula="of:=[.C9]-[.B9]" office:value-type="time" office:time-value="PT00H45M00S" calcext:value-type="time">
            <text:p>0:45</text:p>
          </table:table-cell>
          <table:table-cell table:style-name="ce35" office:value-type="string" calcext:value-type="string">
            <text:p>Tarvittavien osien määrittely</text:p>
          </table:table-cell>
          <table:table-cell table:style-name="ce3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13" calcext:value-type="date">
            <text:p>13.2.2019</text:p>
          </table:table-cell>
          <table:table-cell table:style-name="ce30" office:value-type="time" office:time-value="PT12H00M00S" calcext:value-type="time">
            <text:p>12:00</text:p>
          </table:table-cell>
          <table:table-cell table:style-name="ce30" office:value-type="time" office:time-value="PT13H30M00S" calcext:value-type="time">
            <text:p>13:30</text:p>
          </table:table-cell>
          <table:table-cell table:style-name="ce34" table:formula="of:=[.C10]-[.B10]" office:value-type="time" office:time-value="PT01H30M00S" calcext:value-type="time">
            <text:p>1:30</text:p>
          </table:table-cell>
          <table:table-cell table:style-name="ce35" office:value-type="string" calcext:value-type="string">
            <text:p>Tarvikkeiden noutaminen koulun labrasta ja tilaaminen netistä</text:p>
          </table:table-cell>
          <table:table-cell table:style-name="ce37" office:value-type="string" calcext:value-type="string">
            <text:p>S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13" calcext:value-type="date">
            <text:p>13.2.2019</text:p>
          </table:table-cell>
          <table:table-cell table:style-name="ce30" office:value-type="time" office:time-value="PT19H30M00S" calcext:value-type="time">
            <text:p>19:30</text:p>
          </table:table-cell>
          <table:table-cell table:style-name="ce30" office:value-type="time" office:time-value="PT22H00M00S" calcext:value-type="time">
            <text:p>22:00</text:p>
          </table:table-cell>
          <table:table-cell table:style-name="ce34" table:formula="of:=[.C11]-[.B11]" office:value-type="time" office:time-value="PT02H30M00S" calcext:value-type="time">
            <text:p>2:30</text:p>
          </table:table-cell>
          <table:table-cell table:style-name="ce35" office:value-type="string" calcext:value-type="string">
            <text:p>Rasbianin käynnistäminen ja ensi tutustuminen</text:p>
          </table:table-cell>
          <table:table-cell table:style-name="ce35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14" calcext:value-type="date">
            <text:p>14.2.2019</text:p>
          </table:table-cell>
          <table:table-cell table:style-name="ce30" office:value-type="time" office:time-value="PT09H00M00S" calcext:value-type="time">
            <text:p>9:00</text:p>
          </table:table-cell>
          <table:table-cell table:style-name="ce30" office:value-type="time" office:time-value="PT11H30M00S" calcext:value-type="time">
            <text:p>11:30</text:p>
          </table:table-cell>
          <table:table-cell table:style-name="ce34" table:formula="of:=[.C12]-[.B12]" office:value-type="time" office:time-value="PT02H30M00S" calcext:value-type="time">
            <text:p>2:30</text:p>
          </table:table-cell>
          <table:table-cell table:style-name="ce35" office:value-type="string" calcext:value-type="string">
            <text:p>Ensimmäisen näytön testaus Rasbianilla</text:p>
          </table:table-cell>
          <table:table-cell table:style-name="ce35" office:value-type="string" calcext:value-type="string">
            <text:p>R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16" calcext:value-type="date">
            <text:p>16.2.2019</text:p>
          </table:table-cell>
          <table:table-cell table:style-name="ce30" office:value-type="time" office:time-value="PT14H00M00S" calcext:value-type="time">
            <text:p>14:00</text:p>
          </table:table-cell>
          <table:table-cell table:style-name="ce30" office:value-type="time" office:time-value="PT15H30M00S" calcext:value-type="time">
            <text:p>15:30</text:p>
          </table:table-cell>
          <table:table-cell table:style-name="ce34" table:formula="of:=[.C13]-[.B13]" office:value-type="time" office:time-value="PT01H30M00S" calcext:value-type="time">
            <text:p>1:30</text:p>
          </table:table-cell>
          <table:table-cell table:style-name="ce35" office:value-type="string" calcext:value-type="string">
            <text:p>Lämpösensorin nouto helsingin liikkeestä</text:p>
          </table:table-cell>
          <table:table-cell table:style-name="ce35" office:value-type="string" calcext:value-type="string">
            <text:p>R</text:p>
          </table:table-cell>
          <table:table-cell table:number-columns-repeated="1016"/>
        </table:table-row>
        <table:table-row table:style-name="ro2">
          <table:table-cell table:style-name="ce28" office:value-type="date" office:date-value="2019-02-22" calcext:value-type="date">
            <text:p>22.2.2019</text:p>
          </table:table-cell>
          <table:table-cell table:style-name="ce30" office:value-type="time" office:time-value="PT08H45M00S" calcext:value-type="time">
            <text:p>8:45</text:p>
          </table:table-cell>
          <table:table-cell table:style-name="ce30" office:value-type="time" office:time-value="PT10H15M00S" calcext:value-type="time">
            <text:p>10:15</text:p>
          </table:table-cell>
          <table:table-cell table:style-name="ce34" table:formula="of:=[.C14]-[.B14]" office:value-type="time" office:time-value="PT01H30M00S" calcext:value-type="time">
            <text:p>1:30</text:p>
          </table:table-cell>
          <table:table-cell table:style-name="ce35" office:value-type="string" calcext:value-type="string">
            <text:p>Lämpösensorin kolvaaminen kasaan ja ensi testaus rasbianin kanssa</text:p>
          </table:table-cell>
          <table:table-cell table:style-name="ce35" office:value-type="string" calcext:value-type="string">
            <text:p>R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Kankkunen_Tunnit" table:style-name="ta4">
        <table:table-column table:style-name="co1" table:default-cell-style-name="ce2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23"/>
        <table:table-column table:style-name="co8" table:default-cell-style-name="ce24"/>
        <table:table-column table:style-name="co3" table:number-columns-repeated="1016" table:default-cell-style-name="Default"/>
        <table:table-row table:style-name="ro2">
          <table:table-cell table:style-name="ce1"/>
          <table:table-cell table:style-name="ce6" office:value-type="string" calcext:value-type="string">
            <text:p>Projekti/asiakas:</text:p>
          </table:table-cell>
          <table:table-cell table:style-name="ce11" table:formula="of:=[$Summasivu.C1]" office:value-type="string" office:string-value="Raspberry Pi IoT sääasema" calcext:value-type="string">
            <text:p>Raspberry Pi IoT sääasema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rojektin kesto:</text:p>
          </table:table-cell>
          <table:table-cell table:style-name="ce11" table:formula="of:=[$Summasivu.C2]" office:value-type="string" office:string-value="15.01.2019 – 15.05.2019" calcext:value-type="string">
            <text:p>15.01.2019 – 15.05.2019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iimi:</text:p>
          </table:table-cell>
          <table:table-cell table:style-name="ce12" table:formula="of:=[$Summasivu.C3]" office:value-type="string" office:string-value="-" calcext:value-type="string">
            <text:p>-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Työntekijän nimi:</text:p>
          </table:table-cell>
          <table:table-cell table:style-name="ce31" table:formula="of:=[$Summasivu.B9]" office:value-type="string" office:string-value="Hannu Kankkunen" calcext:value-type="string">
            <text:p>Hannu Kankkune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Tehdyt työtunnit:</text:p>
          </table:table-cell>
          <table:table-cell table:style-name="ce32" table:formula="of:=SUM([.D8:.D357])" office:value-type="time" office:time-value="PT00H00M00S" calcext:value-type="time">
            <text:p>0:00:00</text:p>
          </table:table-cell>
          <table:table-cell table:style-name="ce18"/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5">
          <table:table-cell table:style-name="ce28" office:value-type="string" calcext:value-type="string">
            <text:p>Pvm</text:p>
          </table:table-cell>
          <table:table-cell table:style-name="ce29" office:value-type="string" calcext:value-type="string">
            <text:p>Aloitus klo (xx:xx)</text:p>
          </table:table-cell>
          <table:table-cell table:style-name="ce29" office:value-type="string" calcext:value-type="string">
            <text:p>Lopetus klo (xx:xx)</text:p>
          </table:table-cell>
          <table:table-cell table:style-name="ce34" office:value-type="string" calcext:value-type="string">
            <text:p>Työaika</text:p>
          </table:table-cell>
          <table:table-cell table:style-name="ce35" office:value-type="string" calcext:value-type="string">
            <text:p>Tehtävä</text:p>
          </table:table-cell>
          <table:table-cell table:style-name="ce36" office:value-type="string" calcext:value-type="string">
            <text:p><text:span text:style-name="T1">M</text:span><text:span text:style-name="T2">äär</text:span><text:span text:style-name="T3"> S</text:span><text:span text:style-name="T4">uun </text:span><text:span text:style-name="T5">R</text:span><text:span text:style-name="T4">aken </text:span><text:span text:style-name="T6">T</text:span><text:span text:style-name="T4">est</text:span>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]-[.B8]" office:value-type="time" office:time-value="PT00H00M00S" calcext:value-type="time">
            <text:p>0:00</text:p>
          </table:table-cell>
          <table:table-cell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]-[.B9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]-[.B10]" office:value-type="time" office:time-value="PT00H00M00S" calcext:value-type="time">
            <text:p>0:00</text:p>
          </table:table-cell>
          <table:table-cell table:style-name="ce35"/>
          <table:table-cell table:style-name="ce37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]-[.B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]-[.B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]-[.B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]-[.B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]-[.B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]-[.B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]-[.B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]-[.B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]-[.B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]-[.B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]-[.B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]-[.B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]-[.B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]-[.B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]-[.B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]-[.B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]-[.B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]-[.B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]-[.B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]-[.B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]-[.B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]-[.B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]-[.B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]-[.B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]-[.B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6]-[.B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7]-[.B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8]-[.B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9]-[.B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0]-[.B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1]-[.B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2]-[.B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3]-[.B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4]-[.B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5]-[.B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6]-[.B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7]-[.B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8]-[.B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49]-[.B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0]-[.B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1]-[.B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2]-[.B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3]-[.B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4]-[.B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5]-[.B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6]-[.B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7]-[.B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8]-[.B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59]-[.B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0]-[.B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1]-[.B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2]-[.B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3]-[.B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4]-[.B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5]-[.B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6]-[.B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7]-[.B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8]-[.B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69]-[.B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0]-[.B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1]-[.B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2]-[.B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3]-[.B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4]-[.B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5]-[.B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6]-[.B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7]-[.B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8]-[.B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79]-[.B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0]-[.B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1]-[.B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2]-[.B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3]-[.B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4]-[.B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5]-[.B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6]-[.B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7]-[.B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8]-[.B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89]-[.B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0]-[.B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1]-[.B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2]-[.B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3]-[.B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4]-[.B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5]-[.B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6]-[.B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7]-[.B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8]-[.B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99]-[.B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0]-[.B1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1]-[.B1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2]-[.B1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3]-[.B1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4]-[.B1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5]-[.B1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6]-[.B1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7]-[.B1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8]-[.B1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09]-[.B1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0]-[.B1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1]-[.B1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2]-[.B1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3]-[.B1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4]-[.B1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5]-[.B1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6]-[.B1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7]-[.B1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8]-[.B1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19]-[.B1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0]-[.B1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1]-[.B1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2]-[.B1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3]-[.B1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4]-[.B1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5]-[.B1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6]-[.B1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7]-[.B1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8]-[.B1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29]-[.B1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0]-[.B1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1]-[.B1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2]-[.B1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3]-[.B1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4]-[.B1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5]-[.B1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6]-[.B1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7]-[.B1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8]-[.B1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39]-[.B1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0]-[.B1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1]-[.B1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2]-[.B1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3]-[.B1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4]-[.B1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5]-[.B1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6]-[.B1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7]-[.B1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8]-[.B1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49]-[.B1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0]-[.B1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1]-[.B1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2]-[.B1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3]-[.B1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4]-[.B1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5]-[.B1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6]-[.B1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7]-[.B1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8]-[.B1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59]-[.B1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0]-[.B1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1]-[.B1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2]-[.B1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3]-[.B1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4]-[.B1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5]-[.B1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6]-[.B1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7]-[.B1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8]-[.B1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69]-[.B1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0]-[.B1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1]-[.B1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2]-[.B1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3]-[.B1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4]-[.B1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5]-[.B1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6]-[.B1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7]-[.B1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8]-[.B1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79]-[.B1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0]-[.B1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1]-[.B1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2]-[.B1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3]-[.B1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4]-[.B1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5]-[.B1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6]-[.B1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7]-[.B1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8]-[.B1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89]-[.B1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0]-[.B1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1]-[.B1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2]-[.B1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3]-[.B1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4]-[.B1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5]-[.B1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6]-[.B1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7]-[.B1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8]-[.B1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199]-[.B1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0]-[.B2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1]-[.B2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2]-[.B2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3]-[.B2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4]-[.B2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5]-[.B2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6]-[.B2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7]-[.B2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8]-[.B2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09]-[.B2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0]-[.B2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1]-[.B2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2]-[.B2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3]-[.B2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4]-[.B2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5]-[.B2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6]-[.B2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7]-[.B2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8]-[.B2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19]-[.B2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0]-[.B2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1]-[.B2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2]-[.B2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3]-[.B2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4]-[.B2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5]-[.B2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6]-[.B2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7]-[.B2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8]-[.B2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29]-[.B2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0]-[.B2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1]-[.B2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2]-[.B2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3]-[.B2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4]-[.B2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5]-[.B2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6]-[.B2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7]-[.B2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8]-[.B2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39]-[.B2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0]-[.B2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1]-[.B2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2]-[.B2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3]-[.B2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4]-[.B2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5]-[.B2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6]-[.B2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7]-[.B2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8]-[.B2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49]-[.B2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0]-[.B2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1]-[.B2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2]-[.B2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3]-[.B2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4]-[.B2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5]-[.B2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6]-[.B2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7]-[.B2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8]-[.B25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59]-[.B25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0]-[.B26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1]-[.B26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2]-[.B26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3]-[.B26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4]-[.B26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5]-[.B26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6]-[.B26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7]-[.B26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8]-[.B26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69]-[.B26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0]-[.B27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1]-[.B27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2]-[.B27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3]-[.B27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4]-[.B27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5]-[.B27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6]-[.B27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7]-[.B27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8]-[.B27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79]-[.B27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0]-[.B28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1]-[.B28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2]-[.B28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3]-[.B28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4]-[.B28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5]-[.B28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6]-[.B28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7]-[.B28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8]-[.B28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89]-[.B28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0]-[.B29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1]-[.B29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2]-[.B29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3]-[.B29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4]-[.B29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5]-[.B29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6]-[.B29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7]-[.B29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8]-[.B29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299]-[.B29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0]-[.B30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1]-[.B30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2]-[.B30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3]-[.B30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4]-[.B30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5]-[.B30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6]-[.B30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7]-[.B30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8]-[.B30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09]-[.B30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0]-[.B31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1]-[.B31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2]-[.B31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3]-[.B31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4]-[.B31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5]-[.B31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6]-[.B31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7]-[.B31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8]-[.B31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19]-[.B31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0]-[.B32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1]-[.B32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2]-[.B32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3]-[.B32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4]-[.B32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5]-[.B32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6]-[.B32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7]-[.B32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8]-[.B32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29]-[.B32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0]-[.B33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1]-[.B33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2]-[.B33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3]-[.B33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4]-[.B33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5]-[.B33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6]-[.B33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7]-[.B33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8]-[.B33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39]-[.B33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0]-[.B34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1]-[.B34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2]-[.B34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3]-[.B34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4]-[.B34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5]-[.B34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6]-[.B34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7]-[.B34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8]-[.B348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49]-[.B349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0]-[.B350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1]-[.B351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2]-[.B352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3]-[.B353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4]-[.B354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5]-[.B355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6]-[.B356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8"/>
          <table:table-cell table:style-name="ce30" table:number-columns-repeated="2"/>
          <table:table-cell table:style-name="ce34" table:formula="of:=[.C357]-[.B357]" office:value-type="time" office:time-value="PT00H00M00S" calcext:value-type="time">
            <text:p>0:00</text:p>
          </table:table-cell>
          <table:table-cell table:style-name="ce35" table:number-columns-repeated="2"/>
          <table:table-cell table:number-columns-repeated="1016"/>
        </table:table-row>
        <table:table-row table:style-name="ro2" table:number-rows-repeated="104821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4P0" style:volatile="true">
      <number:hours/>
      <number:text>:</number:text>
      <number:minutes number:style="long"/>
    </number:time-style>
    <number:text-style style:name="N124">
      <number:text-content/>
      <style:map style:condition="value()&lt;=1.79769313486232E+308" style:apply-style-name="N124P0"/>
    </number:text-style>
    <number:date-style style:name="N125P0" style:volatile="true">
      <number:day/>
      <number:text>.</number:text>
      <number:month/>
      <number:text>.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time-style style:name="N12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6">
      <number:text-content/>
      <style:map style:condition="value()&lt;=1.79769313486232E+308" style:apply-style-name="N126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21.01mm" fo:margin-left="0mm" fo:margin-right="0mm" fo:margin-bottom="5.49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14.01mm" fo:margin-left="17.99mm" fo:margin-right="13mm" style:print-page-order="ttb" style:first-page-number="continue" style:scale-to="100%" style:writing-mode="lr-tb" style:print="charts drawings objects zero-values"/>
      <style:header-style>
        <style:header-footer-properties fo:min-height="16mm" fo:margin-left="0mm" fo:margin-right="0mm" fo:margin-bottom="0.48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.00.0000</text:date>, <text:time style:data-style-name="N2" text:time-value="14:50:30.240523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sivu" style:display-name="PageStyle_Summasivu" style:page-layout-name="Mpm3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Vanonen_5f_Tunnit" style:display-name="PageStyle_Vanon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Zitting_5f_Tunnit" style:display-name="PageStyle_Zitting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Wermundsen_5f_Tunnit" style:display-name="PageStyle_Wermunds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ampio_5f_Tunnit" style:display-name="PageStyle_Tampio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ierala_5f_Tunnit" style:display-name="PageStyle_Tierala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Tuominen_5f_Tunnit" style:display-name="PageStyle_Tuominen_Tunnit" style:page-layout-name="Mpm4">
      <style:header>
        <style:region-left>
          <text:p><text:span text:style-name="MT1">HAAGA-HELIA amk</text:span></text:p>
          <text:p><text:span text:style-name="MT1">PR01TN001-37 (Infra) Innovointi ja projektityö</text:span></text:p>
          <text:p><text:span text:style-name="MT1">Virkki, Paasi-May, Hietala</text:span></text:p>
          <text:p><text:span text:style-name="MT1"/></text:p>
        </style:region-left>
        <style:region-center>
          <text:p><text:span text:style-name="MT1"><text:date style:data-style-name="N2" text:date-value="2019-02-27">00.00.0000</text:date>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Team</meta:initial-creator>
    <meta:creation-date>2012-02-15T06:42:19</meta:creation-date>
    <dc:date>2019-02-27T15:04:05.804148769</dc:date>
    <meta:generator>LibreOffice/5.2.7.2$Linux_ARM_EABI LibreOffice_project/20m0$Build-2</meta:generator>
    <meta:editing-duration>PT10M34S</meta:editing-duration>
    <meta:editing-cycles>9</meta:editing-cycles>
    <meta:document-statistic meta:table-count="4" meta:cell-count="1176" meta:object-count="0"/>
    <meta:user-defined meta:name="AppVersion">16.0300</meta:user-defined>
    <meta:user-defined meta:name="Company">HAAGAHELIA</meta:user-defined>
    <meta:user-defined meta:name="ContentTypeId">0x0101004512A38F99934743A961FC3B195B9488</meta:user-defined>
  </office:meta>
</office:document-meta>
</file>